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047bb7"/>
    </style:style>
    <style:style style:name="P2" style:family="paragraph" style:parent-style-name="_5f_code">
      <style:text-properties officeooo:paragraph-rsid="0004f9b9"/>
    </style:style>
    <style:style style:name="P3" style:family="paragraph" style:parent-style-name="_5f_heading_5f_bottom">
      <style:text-properties officeooo:paragraph-rsid="00047bb7"/>
    </style:style>
    <style:style style:name="P4" style:family="paragraph" style:parent-style-name="_5f_paragraph">
      <style:text-properties style:font-name="Calibri Light1" fo:font-size="11pt" fo:language="ru" fo:country="RU" fo:font-weight="250" officeooo:rsid="004e386d" officeooo:paragraph-rsid="00047bb7"/>
    </style:style>
    <style:style style:name="P5" style:family="paragraph" style:parent-style-name="_5f_paragraph">
      <style:text-properties officeooo:rsid="0049ff7f" officeooo:paragraph-rsid="0004f9b9"/>
    </style:style>
    <style:style style:name="T1" style:family="text">
      <style:text-properties style:font-name="Hack" fo:font-size="9pt" fo:language="en" fo:country="US" fo:font-weight="normal" officeooo:rsid="004d1028"/>
    </style:style>
    <style:style style:name="T2" style:family="text">
      <style:text-properties style:font-name="Calibri Light1" fo:font-size="11pt" fo:language="ru" fo:country="RU" fo:font-weight="250"/>
    </style:style>
    <style:style style:name="T3" style:family="text">
      <style:text-properties style:font-name="Calibri Light1" fo:font-size="11pt" fo:language="ru" fo:country="RU" fo:font-weight="250" officeooo:rsid="005031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Настройка прав </text:span><text:span text:style-name="T3">для обычного сайта.</text:span></text:p>
      <text:p text:style-name="P2">sudo chown -R wordpress:www-data /var/www/wordpress.<text:span text:style-name="T1">test</text:span></text:p>
      <text:p text:style-name="P2">sudo find /var/www/wordpress.<text:span text:style-name="T1">test</text:span> -type d -exec chmod 755 {} \; -print</text:p>
      <text:p text:style-name="P2">sudo find /var/www/wordpress.<text:span text:style-name="T1">test</text:span> -type f -exec chmod 644 {} \; -print</text:p>
      <text:p text:style-name="P3">Права доступа для WordPress</text:p>
      <text:p text:style-name="P4">Все наши папки и файлы должны теперь принадлежать корректным пользователям. Самое время настроить режимы доступа. Вам надо будет запомнить следующее:</text:p>
      <text:p text:style-name="P4">Все файлы должны быть 664.</text:p>
      <text:p text:style-name="P1">sudo find /var/www/wordpress.test -type f -exec chmod 664 {} \; -print</text:p>
      <text:p text:style-name="P4">Все папки должны быть 775.</text:p>
      <text:p text:style-name="P1">sudo find /var/www/wordpress.test -type d -exec chmod 775 {} \; -print</text:p>
      <text:p text:style-name="P4">wp-config.php должен быть 660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nex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indent="0cm" style:auto-text-indent="false" style:page-number="auto" fo:background-color="#ffffa6" fo:padding-left="0.499cm" fo:padding-right="0.499cm" fo:padding-top="0.199cm" fo:padding-bottom="0.199cm" fo:border="none">
        <style:tab-stops/>
      </style:paragraph-properties>
      <style:text-properties style:font-name="Calibri1" fo:font-family="Calibri" style:font-style-name="Курсив" style:font-family-generic="swiss" style:font-pitch="variable" fo:font-size="11pt" fo:language="zxx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6T15:24:27.622000000</dc:date>
    <meta:editing-duration>PT6M11S</meta:editing-duration>
    <meta:editing-cycles>4</meta:editing-cycles>
    <meta:document-statistic meta:table-count="0" meta:image-count="0" meta:object-count="0" meta:page-count="1" meta:paragraph-count="11" meta:word-count="92" meta:character-count="628" meta:non-whitespace-character-count="547"/>
  </office:meta>
</office:document-meta>
</file>